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ec866" officeooo:paragraph-rsid="000470fe" style:font-weight-asian="bold" style:font-weight-complex="bold"/>
    </style:style>
    <style:style style:name="P2" style:family="paragraph" style:parent-style-name="Text_20_body">
      <style:text-properties officeooo:rsid="00216520" officeooo:paragraph-rsid="00028309"/>
    </style:style>
    <style:style style:name="P3" style:family="paragraph" style:parent-style-name="Text_20_body">
      <style:text-properties officeooo:rsid="0022ef40" officeooo:paragraph-rsid="00028309"/>
    </style:style>
    <style:style style:name="P4" style:family="paragraph" style:parent-style-name="Text_20_body">
      <style:text-properties officeooo:rsid="001fccc7" officeooo:paragraph-rsid="00028309"/>
    </style:style>
    <style:style style:name="P5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3.6999998092651pt" officeooo:rsid="001fccc7" officeooo:paragraph-rsid="00028309" style:font-size-asian="12pt" style:font-size-complex="13.6999998092651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1fccc7" officeooo:paragraph-rsid="00028309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officeooo:rsid="002711c6" officeooo:paragraph-rsid="00028309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weight="bold" officeooo:rsid="002a60a5" officeooo:paragraph-rsid="00028309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rsid="00216520" officeooo:paragraph-rsid="00028309"/>
    </style:style>
    <style:style style:name="P10" style:family="paragraph" style:parent-style-name="Standard">
      <style:paragraph-properties fo:text-align="center" style:justify-single-word="false"/>
      <style:text-properties fo:font-size="15pt" officeooo:rsid="00010105" officeooo:paragraph-rsid="00010105" style:font-size-asian="15pt" style:font-size-complex="15pt"/>
    </style:style>
    <style:style style:name="P11" style:family="paragraph" style:parent-style-name="Text_20_body">
      <style:text-properties fo:font-weight="normal" officeooo:rsid="000470fe" officeooo:paragraph-rsid="000470fe" style:font-weight-asian="normal" style:font-weight-complex="normal"/>
    </style:style>
    <style:style style:name="P12" style:family="paragraph" style:parent-style-name="Text_20_body">
      <style:text-properties fo:font-weight="normal" officeooo:rsid="0005a7dd" officeooo:paragraph-rsid="0005a7d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ef40" style:font-weight-asian="bold" style:font-weight-complex="bold"/>
    </style:style>
    <style:style style:name="T3" style:family="text">
      <style:text-properties fo:font-weight="bold" officeooo:rsid="00216520" style:font-weight-asian="bold" style:font-weight-complex="bold"/>
    </style:style>
    <style:style style:name="T4" style:family="text">
      <style:text-properties officeooo:rsid="002165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未解决问题的总结</text:p>
      <text:p text:style-name="P10"/>
      <text:p text:style-name="P1">--连词</text:p>
      <text:p text:style-name="P11">Altough, but, because, after, where, so.</text:p>
      <text:p text:style-name="P12">例题编号：20.27.28.29.36.38.51.134</text:p>
      <text:p text:style-name="P1">--需要复杂事实</text:p>
      <text:p text:style-name="P2">124. [Patting/Stretching] her back, the woman smiled at the girl. Whose back did the woman [pat/stretch]?</text:p>
      <text:p text:style-name="P2">Answers: The girl's/the woman's</text:p>
      <text:p text:style-name="P3"><text:span text:style-name="T1">注：</text:span><text:span text:style-name="T3"> (Stretching back 如何与smile关联?</text:span><text:span text:style-name="T1">)</text:span></text:p>
      <text:p text:style-name="P4"><text:span text:style-name="T4">142. </text:span>Madonna fired her trainer because she [slept with/couldn't stand] her boyfriend. Who [slept with/couldn't stand] whose boyfriend? </text:p>
      <text:p text:style-name="P6">Answer: The trainer slept with Madonna's boyfriend / Madonna couldn't stand the trainer's boyfriend.</text:p>
      <text:p text:style-name="P6"><text:span text:style-name="T1">注：</text:span><text:span text:style-name="T2">(could stand的答案应该有两种)</text:span></text:p>
      <text:p text:style-name="P7">144. This book introduced Shakespeare to [Ovid/Goethe]; it was a major influence on his writing. Whose writing was influenced? </text:p>
      <text:p text:style-name="P7">Answer: Shakespeare/Goethe </text:p>
      <text:p text:style-name="P7">Comment: A little too recondite</text:p>
      <text:p text:style-name="P8">注：（要知道Ovid跟Goethe这两个人名的区别）</text:p>
      <text:p text:style-name="P7">145. This book introduced Shakespeare to [Ovid/Goethe]; it was a fine selection of his writing. A fine selection of whose writing? </text:p>
      <text:p text:style-name="P7">Answer: Ovid/ Shakespeare </text:p>
      <text:p text:style-name="P9">147. During a game of tag, Ethan [chased/ran from] Luke because he was "it". Who was "it"?</text:p>
      <text:p text:style-name="P9">Answer: Ethan/Luke</text:p>
      <text:p text:style-name="P5"><text:span text:style-name="T1">注：</text:span><text:span text:style-name="T2">(何为tag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7T18:15:55.260907184</meta:creation-date>
    <dc:date>2017-12-07T18:23:58.806769340</dc:date>
    <meta:editing-duration>PT5M1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20" meta:word-count="199" meta:character-count="1000" meta:non-whitespace-character-count="876"/>
  </office:meta>
</office:document-meta>
</file>